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FieldSelector.accept(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FieldSelector.MapFieldSelector( String [ ] fiel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FieldSelector.MapFieldSelector( Map fieldSele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FieldSelector.MapFieldSelector( List fiel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